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8cm" svg:height="8.766cm" svg:x="1.211cm" svg:y="3.4cm">
            <draw:object draw:notify-on-update-of-ranges="Hoja1.A1:Hoja1.A1 Hoja1.A2:Hoja1.A6 Hoja1.E1:Hoja1.E1 Hoja1.E2:Hoja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>
            <text:p>Valor de N</text:p>
          </table:table-cell>
          <table:table-cell table:style-name="ce1" office:value-type="string">
            <text:p>Tiempo1</text:p>
          </table:table-cell>
          <table:table-cell table:style-name="ce1" office:value-type="string">
            <text:p>Tiempo2</text:p>
          </table:table-cell>
          <table:table-cell table:style-name="ce1" office:value-type="string">
            <text:p>Tiempo3</text:p>
          </table:table-cell>
          <table:table-cell table:style-name="ce1" office:value-type="string">
            <text:p>Medi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2:.D2])" office:value-type="float" office:value="2.66666666666667">
            <text:p>2,66666666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26">
            <text:p>26</text:p>
          </table:table-cell>
          <table:table-cell table:formula="of:=AVERAGE([.B3:.D3])" office:value-type="float" office:value="26">
            <text:p>2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table:formula="of:=AVERAGE([.B4:.D4])" office:value-type="float" office:value="258.666666666667">
            <text:p>258,666666666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590">
            <text:p>2590</text:p>
          </table:table-cell>
          <table:table-cell office:value-type="float" office:value="2593">
            <text:p>2593</text:p>
          </table:table-cell>
          <table:table-cell office:value-type="float" office:value="2591">
            <text:p>2591</text:p>
          </table:table-cell>
          <table:table-cell table:formula="of:=AVERAGE([.B5:.D5])" office:value-type="float" office:value="2591.33333333333">
            <text:p>2591,333333333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5928">
            <text:p>25928</text:p>
          </table:table-cell>
          <table:table-cell office:value-type="float" office:value="25904">
            <text:p>25904</text:p>
          </table:table-cell>
          <table:table-cell office:value-type="float" office:value="25911">
            <text:p>25911</text:p>
          </table:table-cell>
          <table:table-cell table:formula="of:=AVERAGE([.B6:.D6])" office:value-type="float" office:value="25914.3333333333">
            <text:p>25914,3333333333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41:14</meta:creation-date>
    <dc:date>2013-10-16T12:09:22</dc:date>
    <meta:editing-duration>PT1M27S</meta:editing-duration>
    <meta:editing-cycles>3</meta:editing-cycles>
    <meta:generator>LibreOffice/3.5$Linux_x86 LibreOffice_project/350m1$Build-2</meta:generator>
    <meta:document-statistic meta:table-count="3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767cm" xlink:href=".." xlink:type="simple" chart:class="chart:scatter" chart:style-name="ch1">
        <chart:legend chart:legend-position="end" svg:x="13.728cm" svg:y="4.084cm" style:legend-expansion="high" chart:style-name="ch2"/>
        <chart:plot-area chart:style-name="ch3" table:cell-range-address="Hoja1.A1:Hoja1.A6 Hoja1.E1:Hoja1.E6" chart:data-source-has-labels="row" svg:x="0.769cm" svg:y="0.835cm" svg:width="12.322cm" svg:height="7.337cm">
          <chartooo:coordinate-region svg:x="1.946cm" svg:y="1.034cm" svg:width="10.495cm" svg:height="6.49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E2:Hoja1.E6" chart:label-cell-address="Hoja1.E1:Hoja1.E1" chart:class="chart:scatter">
            <chart:domain table:cell-range-address="Hoja1.A2:Hoja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edia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2:Hoja1.A6</svg:desc>
                </draw:g>
              </table:table-cell>
              <table:table-cell office:value-type="float" office:value="2.66666666666667">
                <text:p>2.66666666666667</text:p>
                <draw:g>
                  <svg:desc>Hoja1.E2:Hoja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58.666666666667">
                <text:p>258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591.33333333333">
                <text:p>2591.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5914.3333333333">
                <text:p>25914.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